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Nom du produit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Site</text:p>
          </table:table-cell>
        </table:table-row>
        <table:table-row table:style-name="ro1">
          <table:table-cell/>
          <table:table-cell office:value-type="string" calcext:value-type="string">
            <text:p>NooElec NESDR Nano 2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,95 € (l’unité)</text:p>
          </table:table-cell>
          <table:table-cell office:value-type="string" calcext:value-type="string">
            <text:p>Amazon : <text:a xlink:href="https://www.amazon.fr/NooElec-NESDR-Nano-Télécommande-Compatible/dp/B01B4L48QU/ref=sr_1_4?__mk_fr_FR=ÅMÅŽÕÑ&amp;keywords=NESDR+nano&amp;qid=1580118967&amp;s=electronics&amp;sr=1-4" xlink:type="simple">https://www.amazon.fr/NooElec-NESDR-Nano-T%C3%A9l%C3%A9commande-Compatible/dp/B01B4L48QU/ref=sr_1_4?__mk_fr_FR=%C3%85M%C3%85%C5%BD%C3%95%C3%91&amp;keywords=NESDR+nano&amp;qid=1580118967&amp;s=electronics&amp;sr=1-4</text:a></text:p>
          </table:table-cell>
        </table:table-row>
        <table:table-row table:style-name="ro1">
          <table:table-cell/>
          <table:table-cell office:value-type="string" calcext:value-type="string">
            <text:p>Raspberry Pi 3 a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,40 € (l’unité)</text:p>
          </table:table-cell>
          <table:table-cell office:value-type="string" calcext:value-type="string">
            <text:p>Semageek : <text:a xlink:href="https://boutique.semageek.com/fr/1473-raspberry-pi-modele-3-a.html" xlink:type="simple">https://boutique.semageek.com/fr/1473-raspberry-pi-modele-3-a.html</text:a></text:p>
          </table:table-cell>
        </table:table-row>
        <table:table-row table:style-name="ro1">
          <table:table-cell/>
          <table:table-cell office:value-type="string" calcext:value-type="string">
            <text:p>Boîtier ét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90 € (unité)</text:p>
          </table:table-cell>
          <table:table-cell office:value-type="string" calcext:value-type="string">
            <text:p>MC Hobby : <text:a xlink:href="https://shop.mchobby.be/fr/boite-et-boitier/1032-boitier-abs-etanche-115-x-65-x-40mm-3232100010321.html" xlink:type="simple">https://shop.mchobby.be/fr/boite-et-boitier/1032-boitier-abs-etanche-115-x-65-x-40mm-3232100010321.html</text:a></text:p>
          </table:table-cell>
        </table:table-row>
        <table:table-row table:style-name="ro1">
          <table:table-cell/>
          <table:table-cell office:value-type="string" calcext:value-type="string">
            <text:p>Alimentation Raspberry P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,90 € unité</text:p>
          </table:table-cell>
          <table:table-cell office:value-type="string" calcext:value-type="string">
            <text:p>Semageek : <text:a xlink:href="https://boutique.semageek.com/fr/723-alimentation-raspberry-pi3-5v-25a-micro-usb.html" xlink:type="simple">https://boutique.semageek.com/fr/723-alimentation-raspberry-pi3-5v-25a-micro-usb.htm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09:15:04.185077002</meta:creation-date>
    <dc:date>2020-01-27T11:03:16.266158907</dc:date>
    <meta:editing-duration>PT1H38M12S</meta:editing-duration>
    <meta:editing-cycles>1</meta:editing-cycles>
    <meta:document-statistic meta:table-count="1" meta:cell-count="20" meta:object-count="0"/>
    <meta:generator>LibreOffice/6.0.7.3$Linux_X86_64 LibreOffice_project/00m0$Build-3</meta:generator>
  </office:meta>
</office:document-meta>
</file>